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99947663413162608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109513482983669769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172031839223040708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8"><text:soft-page-break/>Sat <text:s/>5/7/16: <text:span text:style-name="T1">3 miles</text:span></text:p>
      <text:p text:style-name="P8">I ran 3 miles on hilly roads at about 10:00mile.</text:p>
      <text:p text:style-name="P8"/>
      <text:p text:style-name="P8">Sun 5/8/16: <text:span text:style-name="T1">4 miles</text:span></text:p>
      <text:p text:style-name="P8">I walked 1.5 miles on a trail in the woods. <text:s/>A few hours later, 2.5 mile run on hilly roads at 9:43/mi.<text:span text:style-name="T1"> </text:span></text:p>
      <text:p text:style-name="P9"/>
      <text:p text:style-name="P8">Mon 5/9/16:<text:span text:style-name="T1"> 5.5 miles</text:span></text:p>
      <text:p text:style-name="P8">½ mile warmup on roads</text:p>
      <text:p text:style-name="P8">On indoor track: ½ mile in 4:41</text:p>
      <text:p text:style-name="P8">rest 3 minutes</text:p>
      <text:p text:style-name="P8">On treadmill: <text:s/>4 miles at 9:00/mi</text:p>
      <text:p text:style-name="P8">½ mile warmdown</text:p>
      <text:p text:style-name="P8"/>
      <text:p text:style-name="P8">Tues 5/10/16: <text:span text:style-name="T1">4 miles</text:span></text:p>
      <text:p text:style-name="P8">I ran 4 miles on a treadmill at 10:00/mi.</text:p>
      <text:p text:style-name="P8">My pulse at the end of each mile during the 4 mile run was:</text:p>
      <text:p text:style-name="P8">mile 1 <text:s/>113</text:p>
      <text:p text:style-name="P8">mile 2 <text:s/>119</text:p>
      <text:p text:style-name="P8">mile 3 <text:s/>120</text:p>
      <text:p text:style-name="P8">mile 4 <text:s/>119</text:p>
      <text:p text:style-name="P8"/>
      <text:p text:style-name="P8">Wed 5/11/16: <text:span text:style-name="T1">3 miles</text:span></text:p>
      <text:p text:style-name="P8">I ran 3 miles on hilly roads at about 10:00/mi.</text:p>
      <text:p text:style-name="P8"/>
      <text:p text:style-name="P8">Thur 5/12/16:<text:span text:style-name="T1"> 2 miles</text:span></text:p>
      <text:p text:style-name="P8">I ran on the outdoor track. The first mile was in 9:47. The second mile I walked for a minute at the beginning of the mile and another minute halfway through. <text:s/>Time <text:s/>10:52.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2T10:51:11.42</dc:date>
    <dc:creator>James Lombardi</dc:creator>
    <meta:editing-duration>PT21H53M40S</meta:editing-duration>
    <meta:editing-cycles>115</meta:editing-cycles>
    <meta:document-statistic meta:table-count="0" meta:image-count="0" meta:object-count="0" meta:page-count="12" meta:paragraph-count="378" meta:word-count="3997" meta:character-count="20212"/>
  </office:meta>
</office:document-meta>
</file>